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3.2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 style:data-style-name="N111"/>
    <style:style style:name="ce3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float" office:value="1.090012">
            <text:p>1,09</text:p>
          </table:table-cell>
          <table:table-cell table:formula="of:=[.A5]^20" office:value-type="float" office:value="5.60564489554839">
            <text:p>5,61</text:p>
          </table:table-cell>
          <table:table-cell table:formula="of:=4*[.B5]" office:value-type="float" office:value="22.4225795821936">
            <text:p>22,42</text:p>
          </table:table-cell>
          <table:table-cell table:formula="of:=200/[.C5]" office:value-type="float" office:value="8.91958033940153">
            <text:p>8,92</text:p>
          </table:table-cell>
          <table:table-cell table:number-columns-repeated="6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e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67">
            <text:p>167</text:p>
          </table:table-cell>
          <table:table-cell office:value-type="float" office:value="400">
            <text:p>400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1.090012">
            <text:p>1,0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style-name="ce3" table:number-columns-repeated="2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office:value-type="float" office:value="0.594063080072">
            <text:p>0,59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formula="of:=[.$J$28]^(3-[.C22])" office:value-type="float" office:value="1.188126160144">
            <text:p>1,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ac 24000</text:p>
          </table:table-cell>
          <table:table-cell table:number-columns-repeated="4"/>
          <table:table-cell table:formula="of:=[.$J$28]^(3-[.C23])" office:value-type="float" office:value="1.090012">
            <text:p>1,09</text:p>
          </table:table-cell>
          <table:table-cell/>
        </table:table-row>
        <table:table-row table:style-name="ro1">
          <table:table-cell table:number-columns-repeated="8"/>
          <table:table-cell table:formula="of:=[.$J$28]^(3-[.C24])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formula="of:=([.D22]*100)/(24000*[.$J$28]^(3-[.$D$21]))" office:value-type="float" office:value="0.5">
            <text:p>0,5</text:p>
          </table:table-cell>
          <table:table-cell table:formula="of:=([.E22]*100)/(30641*[.$J$28]^(3-[.$E$21]))" office:value-type="float" office:value="0.500014106805178">
            <text:p>0,5</text:p>
          </table:table-cell>
          <table:table-cell table:formula="of:=([.F22]*100)/(67333*[.$J$28]^(3-[.$F$21]))" office:value-type="float" office:value="0.499999382869662">
            <text:p>0,5</text:p>
          </table:table-cell>
          <table:table-cell table:number-columns-repeated="2"/>
          <table:table-cell table:formula="of:=[.$J$28]^(3-[.C25])" office:value-type="float" office:value="0.917421092611824">
            <text:p>0,92</text:p>
          </table:table-cell>
          <table:table-cell/>
        </table:table-row>
        <table:table-row table:style-name="ro1">
          <table:table-cell table:number-columns-repeated="3"/>
          <table:table-cell table:formula="of:=([.D23]*100)/(24000*[.$J$28]^(3-[.$D$21]))" office:value-type="float" office:value="1.5">
            <text:p>1,5</text:p>
          </table:table-cell>
          <table:table-cell table:formula="of:=([.E23]*100)/(30641*[.$J$28]^(3-[.$E$21]))" office:value-type="float" office:value="1.4970482239676">
            <text:p>1,5</text:p>
          </table:table-cell>
          <table:table-cell table:number-columns-repeated="3"/>
          <table:table-cell table:formula="of:=[.$J$28]^(3-[.C26])" office:value-type="float" office:value="0.841661461169074">
            <text:p>0,84</text:p>
          </table:table-cell>
          <table:table-cell/>
        </table:table-row>
        <table:table-row table:style-name="ro1">
          <table:table-cell table:number-columns-repeated="3"/>
          <table:table-cell table:formula="of:=([.D24]*100)/(24000*[.$J$28]^(3-[.$D$21]))" office:value-type="float" office:value="2.5">
            <text:p>2,5</text:p>
          </table:table-cell>
          <table:table-cell table:number-columns-repeated="4"/>
          <table:table-cell table:formula="of:=[.$J$28]^(3-[.C27])" office:value-type="float" office:value="0.772157977314996">
            <text:p>0,77</text:p>
          </table:table-cell>
          <table:table-cell/>
        </table:table-row>
        <table:table-row table:style-name="ro1">
          <table:table-cell table:number-columns-repeated="6"/>
          <table:table-cell table:formula="of:=12000/(600*1.09^1)" office:value-type="float" office:value="18.348623853211">
            <text:p>18,3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24000">
            <text:p>24000</text:p>
          </table:table-cell>
          <table:table-cell office:value-type="float" office:value="30641">
            <text:p>30641</text:p>
          </table:table-cell>
          <table:table-cell office:value-type="float" office:value="67333">
            <text:p>67333</text:p>
          </table:table-cell>
          <table:table-cell table:number-columns-repeated="2"/>
          <table:table-cell table:formula="of:=24000*[.J28]^14" office:value-type="float" office:value="80213.8108624771">
            <text:p>80213,8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8"/>
          <table:table-cell table:formula="of:=24000*[.J28]^4" office:value-type="float" office:value="33879.4505380446">
            <text:p>33879,4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  <table:table-cell table:formula="of:=[.E44]/[.D44]" office:value-type="float" office:value="1.27670833333333">
            <text:p>1,28</text:p>
          </table:table-cell>
          <table:table-cell table:formula="of:=[.F44]/[.E44]" office:value-type="float" office:value="2.19748049998368">
            <text:p>2,2</text:p>
          </table:table-cell>
          <table:table-cell table:number-columns-repeated="2"/>
          <table:table-cell table:formula="of:=24000*[.J28]^0" office:value-type="float" office:value="24000">
            <text:p>24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>
            <draw:frame table:end-cell-address="Tabelle1.L66" table:end-x="2.162cm" table:end-y="0.007cm" draw:z-index="0" draw:style-name="gr1" svg:width="7.999cm" svg:height="6.999cm" svg:x="1.885cm" svg:y="0.234cm">
              <draw:object draw:notify-on-update-of-ranges="Tabelle1.F51:Tabelle1.F56 Tabelle1.G51:Tabelle1.G5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5"/>
          <table:table-cell office:value-type="float" office:value="0.16666">
            <text:p>0,17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25">
            <text:p>0,25</text:p>
          </table:table-cell>
          <table:table-cell office:value-type="float" office:value="167">
            <text:p>16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5">
            <text:p>0,5</text:p>
          </table:table-cell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75">
            <text:p>0,75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83333">
            <text:p>0,83</text:p>
          </table:table-cell>
          <table:table-cell office:value-type="float" office:value="600">
            <text:p>600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>
            <text:p>1-&gt;0</text:p>
          </table:table-cell>
          <table:table-cell table:style-name="ce1" table:formula="of:=39900/[.C66]" office:value-type="float" office:value="0.50526306916448">
            <text:p>0,50526</text:p>
          </table:table-cell>
          <table:table-cell table:style-name="ce1" table:formula="of:=40000/[.C66]" office:value-type="float" office:value="0.506529392646095">
            <text:p>0,50653</text:p>
          </table:table-cell>
          <table:table-cell table:style-name="ce1" table:formula="of:=ROUND([.D62];0)" office:value-type="float" office:value="1">
            <text:p>1,00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2-&gt;1</text:p>
          </table:table-cell>
          <table:table-cell table:style-name="ce1" table:formula="of:=16600/[.C67]" office:value-type="float" office:value="0.497697592047279">
            <text:p>0,49770</text:p>
          </table:table-cell>
          <table:table-cell table:style-name="ce1" table:formula="of:=16700/[.C67]" office:value-type="float" office:value="0.500695770312624">
            <text:p>0,50070</text:p>
          </table:table-cell>
          <table:table-cell table:style-name="ce1" table:formula="of:=ROUND([.D63];0)" office:value-type="float" office:value="1">
            <text:p>1,00000</text:p>
          </table:table-cell>
          <table:table-cell/>
          <table:table-cell table:formula="of:=80000/[.C66]" office:value-type="float" office:value="1.01305878529219">
            <text:p>1,0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3-&gt;2</text:p>
          </table:table-cell>
          <table:table-cell table:style-name="ce1" table:formula="of:=11900/[.C68]" office:value-type="float" office:value="0.497216238462135">
            <text:p>0,49722</text:p>
          </table:table-cell>
          <table:table-cell table:style-name="ce1" table:formula="of:=12000/[.C68]" office:value-type="float" office:value="0.501394526180304">
            <text:p>0,50139</text:p>
          </table:table-cell>
          <table:table-cell table:style-name="ce1" table:formula="of:=ROUND([.D64];0)" office:value-type="float" office:value="1">
            <text:p>1,00000</text:p>
          </table:table-cell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Tabelle1.M95" table:end-x="1.506cm" table:end-y="0.373cm" draw:z-index="3" draw:style-name="gr1" svg:width="20.473cm" svg:height="13.629cm" svg:x="1.077cm" svg:y="0.292cm">
              <draw:object draw:notify-on-update-of-ranges="Tabelle1.B66:Tabelle1.B91 Tabelle1.C66:Tabelle1.C68 Tabelle1.E88:Tabelle1.E9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1.09^-14" office:value-type="float" office:value="0.299246465031298">
            <text:p>0,3</text:p>
          </table:table-cell>
          <table:table-cell office:value-type="float" office:value="1">
            <text:p>1</text:p>
          </table:table-cell>
          <table:table-cell table:formula="of:=(5950*1.090012^((30/[.B66])))" office:value-type="float" office:value="78968.76386786">
            <text:p>78968,76</text:p>
          </table:table-cell>
          <table:table-cell table:formula="of:=[.E88]-[.C66]" office:value-type="float" office:value="1031.23613214004">
            <text:p>1031,24</text:p>
          </table:table-cell>
          <table:table-cell table:number-columns-repeated="6"/>
        </table:table-row>
        <table:table-row table:style-name="ro1">
          <table:table-cell table:formula="of:=1.09^-29" office:value-type="float" office:value="0.082154538379567">
            <text:p>0,08</text:p>
          </table:table-cell>
          <table:table-cell office:value-type="float" office:value="2">
            <text:p>2</text:p>
          </table:table-cell>
          <table:table-cell table:formula="of:=(5950*1.090012^((40/[.B67])))" office:value-type="float" office:value="33353.5871285129">
            <text:p>33353,59</text:p>
          </table:table-cell>
          <table:table-cell table:formula="of:=[.E89]-[.C67]" office:value-type="float" office:value="46.4128714870603">
            <text:p>46,41</text:p>
          </table:table-cell>
          <table:table-cell table:number-columns-repeated="6"/>
        </table:table-row>
        <table:table-row table:style-name="ro1">
          <table:table-cell table:formula="of:=1.09^-39" office:value-type="float" office:value="0.0347029648470557">
            <text:p>0,03</text:p>
          </table:table-cell>
          <table:table-cell office:value-type="float" office:value="3">
            <text:p>3</text:p>
          </table:table-cell>
          <table:table-cell table:formula="of:=(6027*1.090012^((48/[.B68])))" office:value-type="float" office:value="23933.2489156149">
            <text:p>23933,25</text:p>
          </table:table-cell>
          <table:table-cell table:formula="of:=[.E90]-[.C68]" office:value-type="float" office:value="66.7510843851342">
            <text:p>66,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1.090012^(-30*[.B69]))" office:value-type="float" office:value="0.000032228975732864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1.090012^(1-[.B70]))" office:value-type="float" office:value="0.70839401521726">
            <text:p>0,71</text:p>
          </table:table-cell>
          <table:table-cell table:style-name="ce1" table:formula="of:=[.D67]/[.D66]" office:value-type="float" office:value="0.0450070260734014">
            <text:p>0,04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1.090012^([.B71]-1))" office:value-type="float" office:value="1.53870865166146">
            <text:p>1,54</text:p>
          </table:table-cell>
          <table:table-cell table:style-name="ce1" table:formula="of:=[.D68]/[.D66]" office:value-type="float" office:value="0.0647291947059799">
            <text:p>0,06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(1.090012^(1-[.B72]))" office:value-type="float" office:value="0.596227941931186">
            <text:p>0,6</text:p>
          </table:table-cell>
          <table:table-cell table:style-name="ce2"/>
          <table:table-cell table:number-columns-repeated="4"/>
          <table:table-cell>
            <draw:frame table:end-cell-address="Tabelle1.M88" table:end-x="0.574cm" table:end-y="0.191cm" draw:z-index="1" draw:style-name="gr1" svg:width="7.999cm" svg:height="6.999cm" svg:x="2.555cm" svg:y="0.418cm">
              <draw:object draw:notify-on-update-of-ranges="Tabelle1.G74:Tabelle1.G76 Tabelle1.H74:Tabelle1.H7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1.090012^-3/[.B73])" office:value-type="float" office:value="0.0965197471643745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1.090012^-3/[.B74])" office:value-type="float" office:value="0.0857953308127774">
            <text:p>0,0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80000">
            <text:p>8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(1.090012^-3/[.B75])" office:value-type="float" office:value="0.0772157977314996">
            <text:p>0,08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3400">
            <text:p>33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(1.090012^-3/[.B76])" office:value-type="float" office:value="0.0701961797559088">
            <text:p>0,07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(1.090012^-3/[.B77])" office:value-type="float" office:value="0.064346498109583">
            <text:p>0,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(1.090012^-3/[.B78])" office:value-type="float" office:value="0.059396767485769">
            <text:p>0,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(1.090012^-3/[.B79])" office:value-type="float" office:value="0.0551541412367855">
            <text:p>0,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(1.090012^-3/[.B80])" office:value-type="float" office:value="0.0514771984876664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(1.090012^-3/[.B81])" office:value-type="float" office:value="0.0482598735821873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(1.090012^-3/[.B82])" office:value-type="float" office:value="0.0454210574891174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(1.090012^-3/[.B83])" office:value-type="float" office:value="0.0428976654063887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(1.090012^-3/[.B84])" office:value-type="float" office:value="0.0406398935428945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(1.090012^-3/[.B85])" office:value-type="float" office:value="0.0386078988657498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(1.090012^-3/[.B86])" office:value-type="float" office:value="0.0367694274911903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(1.090012^-3/[.B87])" office:value-type="float" office:value="0.0350980898779544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(1.090012^-3/[.B88])" office:value-type="float" office:value="0.0335720859702172">
            <text:p>0,03</text:p>
          </table:table-cell>
          <table:table-cell/>
          <table:table-cell office:value-type="float" office:value="80000">
            <text:p>80000</text:p>
          </table:table-cell>
          <table:table-cell table:formula="of:=[.D66]" office:value-type="float" office:value="1031.23613214004">
            <text:p>1031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(1.090012^-3/[.B89])" office:value-type="float" office:value="0.0321732490547915">
            <text:p>0,03</text:p>
          </table:table-cell>
          <table:table-cell/>
          <table:table-cell office:value-type="float" office:value="33400">
            <text:p>33400</text:p>
          </table:table-cell>
          <table:table-cell table:formula="of:=[.D67]" office:value-type="float" office:value="46.4128714870603">
            <text:p>46,41</text:p>
          </table:table-cell>
          <table:table-cell table:number-columns-repeated="3"/>
          <table:table-cell>
            <draw:frame table:end-cell-address="Tabelle1.N105" table:end-x="0.182cm" table:end-y="0.219cm" draw:z-index="2" draw:style-name="gr1" svg:width="7.999cm" svg:height="6.999cm" svg:x="1.216cm" svg:y="0.446cm">
              <draw:object draw:notify-on-update-of-ranges="Tabelle1.H91:Tabelle1.H93 Tabelle1.I91:Tabelle1.I9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(1.090012^-3/[.B90])" office:value-type="float" office:value="0.0308863190925999">
            <text:p>0,03</text:p>
          </table:table-cell>
          <table:table-cell/>
          <table:table-cell office:value-type="float" office:value="24000">
            <text:p>24000</text:p>
          </table:table-cell>
          <table:table-cell table:formula="of:=[.D68]" office:value-type="float" office:value="66.7510843851342">
            <text:p>66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(1.090012^-3/[.B91])" office:value-type="float" office:value="0.0296983837428845">
            <text:p>0,03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EXP(4-[.H91])" office:value-type="float" office:value="20.0855369231877">
            <text:p>20,09</text:p>
          </table:table-cell>
          <table:table-cell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formula="of:=EXP(4-[.H92])" office:value-type="float" office:value="7.38905609893065">
            <text:p>7,39</text:p>
          </table:table-cell>
          <table:table-cell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formula="of:=EXP(4-[.H93])" office:value-type="float" office:value="2.71828182845904">
            <text:p>2,72</text:p>
          </table:table-cell>
          <table:table-cell/>
        </table:table-row>
        <table:table-row table:style-name="ro1">
          <table:table-cell table:formula="of:=1.090012/2" office:value-type="float" office:value="0.545006">
            <text:p>0,55</text:p>
          </table:table-cell>
          <table:table-cell/>
          <table:table-cell table:formula="of:=120*100*1" office:value-type="float" office:value="12000">
            <text:p>12000</text:p>
          </table:table-cell>
          <table:table-cell table:formula="of:=167*100*1" office:value-type="float" office:value="16700">
            <text:p>16700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300*1.090012^[.E94]" office:value-type="float" office:value="22319.5385588388">
            <text:p>22319,54</text:p>
          </table:table-cell>
          <table:table-cell table:formula="of:=300*1.090012^[.F94]" office:value-type="float" office:value="31507.2376098399">
            <text:p>31507,2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[.C94]/[.C96]" office:value-type="float" office:value="0.537645523825038">
            <text:p>0,54</text:p>
          </table:table-cell>
          <table:table-cell table:formula="of:=[.D94]/[.D96]" office:value-type="float" office:value="0.530036946012191">
            <text:p>0,5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0" number:min-integer-digits="0" number:grouping="true"/>
    </number:number-style>
    <number:number-style style:name="N109">
      <number:number number:decimal-places="5" number:min-integer-digits="0" number:grouping="true"/>
    </number:number-style>
    <number:number-style style:name="N110">
      <number:number number:decimal-places="5" number:min-integer-digits="1"/>
    </number:number-style>
    <number:number-style style:name="N111">
      <number:number number:decimal-places="5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8">28.07.2009</text:date>, <text:time>16:31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7-26T15:44:43</meta:creation-date>
    <dc:date>2009-07-28T16:31:54.06</dc:date>
    <dc:language>de-DE</dc:language>
    <meta:editing-cycles>11</meta:editing-cycles>
    <meta:editing-duration>PT35H41M09S</meta:editing-duration>
    <meta:document-statistic meta:table-count="3" meta:cell-count="167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06cm" svg:y="3.192cm" chart:style-name="ch2"/>
        <chart:plot-area chart:style-name="ch3" table:cell-range-address="Tabelle1.F51:Tabelle1.G56" chart:data-source-has-labels="column" svg:x="0.16cm" svg:y="0.14cm" svg:width="5.786cm" svg:height="6.58cm">
          <chart:axis chart:dimension="x" chart:name="primary-x" chart:style-name="ch4">
            <chart:categories table:cell-range-address="Tabelle1.F51:Tabelle1.F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G51:Tabelle1.G56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 text:id="Tabelle1.F51:Tabelle1.F56">0,17</text:p>
              </table:table-cell>
              <table:table-cell office:value-type="float" office:value="120">
                <text:p text:id="Tabelle1.G51:Tabelle1.G56">120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0,83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33cm" svg:y="3.192cm" chart:style-name="ch2"/>
        <chart:plot-area chart:style-name="ch3" table:cell-range-address="Tabelle1.G74:Tabelle1.H76" chart:data-source-has-labels="column" svg:x="0.16cm" svg:y="0.14cm" svg:width="5.813cm" svg:height="6.58cm">
          <chart:axis chart:dimension="x" chart:name="primary-x" chart:style-name="ch4">
            <chart:categories table:cell-range-address="Tabelle1.G74:Tabelle1.G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H74:Tabelle1.H76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 text:id="Tabelle1.G74:Tabelle1.G76">1</text:p>
              </table:table-cell>
              <table:table-cell office:value-type="float" office:value="80000">
                <text:p text:id="Tabelle1.H74:Tabelle1.H76">8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400">
                <text:p>33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0">
                <text:p>24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265cm" svg:y="3.192cm" chart:style-name="ch2"/>
        <chart:plot-area chart:style-name="ch3" table:cell-range-address="Tabelle1.H91:Tabelle1.I93" chart:data-source-has-labels="column" svg:x="0.16cm" svg:y="0.14cm" svg:width="5.945cm" svg:height="6.58cm">
          <chart:axis chart:dimension="x" chart:name="primary-x" chart:style-name="ch4">
            <chart:categories table:cell-range-address="Tabelle1.H91:Tabelle1.H9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I91:Tabelle1.I9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 text:id="Tabelle1.H91:Tabelle1.H93">1</text:p>
              </table:table-cell>
              <table:table-cell office:value-type="float" office:value="20.0855369231877">
                <text:p text:id="Tabelle1.I91:Tabelle1.I93">20.08553692318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8905609893065">
                <text:p>7.38905609893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1828182845904">
                <text:p>2.718281828459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0.474cm" svg:height="13.63cm" chart:class="chart:line" chart:style-name="ch1">
        <chart:legend chart:legend-position="end" svg:x="18.357cm" svg:y="6.294cm" chart:style-name="ch2"/>
        <chart:plot-area chart:style-name="ch3" table:cell-range-address="Tabelle1.B66:Tabelle1.B91 Tabelle1.C66:Tabelle1.C68 Tabelle1.E88:Tabelle1.E90" chart:data-source-has-labels="column" svg:x="0.409cm" svg:y="0.272cm" svg:width="17.54cm" svg:height="12.814cm">
          <chart:axis chart:dimension="x" chart:name="primary-x" chart:style-name="ch4">
            <chart:categories table:cell-range-address="Tabelle1.B66:Tabelle1.B9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66:Tabelle1.C68" chart:class="chart:line">
            <chart:data-point chart:repeated="3"/>
          </chart:series>
          <chart:series chart:style-name="ch7" chart:values-cell-range-address="Tabelle1.E88:Tabelle1.E90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 text:id="Tabelle1.B66:Tabelle1.B91">1</text:p>
              </table:table-cell>
              <table:table-cell office:value-type="float" office:value="78968.76386786">
                <text:p text:id="Tabelle1.C66:Tabelle1.C68">78968.76386786</text:p>
              </table:table-cell>
              <table:table-cell office:value-type="float" office:value="80000">
                <text:p text:id="Tabelle1.E88:Tabelle1.E90">8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353.5871285129">
                <text:p>33353.5871285129</text:p>
              </table:table-cell>
              <table:table-cell office:value-type="float" office:value="33400">
                <text:p>33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933.2489156149">
                <text:p>23933.2489156149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